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222222" fo:font-size="12pt" fo:background-color="#f8f9f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222222" style:font-name="Georgia" fo:font-size="16pt" fo:font-style="italic" style:font-name-asian="Georgia1" style:font-size-asian="16pt" style:font-style-asian="italic" style:font-name-complex="Georgia1" style:font-size-complex="16pt" fo:background-color="#ffffff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222222" fo:font-size="12pt" fo:background-color="#f8f9fa" style:font-size-asian="12pt" style:font-size-complex="12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222222" fo:font-size="12pt" fo:background-color="#f8f9fa" style:font-size-asian="12pt" style:font-size-complex="12pt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222222" fo:font-size="12pt" fo:background-color="#f8f9fa" style:font-size-asian="12pt" style:font-size-complex="12pt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master-page-name="Standard">
      <style:paragraph-properties fo:text-align="justify" style:justify-single-word="false" style:page-number="1"/>
      <style:text-properties fo:font-weight="bold" style:font-weight-asian="bold"/>
    </style:style>
    <style:style style:name="T1" style:family="text">
      <style:text-properties fo:color="#222222" fo:font-size="12pt" fo:font-weight="bold" fo:background-color="#f8f9fa" loext:char-shading-value="0" style:font-size-asian="12pt" style:font-weight-asian="bold" style:font-size-complex="12pt"/>
    </style:style>
    <style:style style:name="T2" style:family="text">
      <style:text-properties fo:color="#222222" fo:font-size="12pt" fo:background-color="#f8f9fa" loext:char-shading-value="0" style:font-size-asian="12pt" style:font-size-complex="12pt"/>
    </style:style>
    <style:style style:name="T3" style:family="text">
      <style:text-properties fo:color="#222222" style:font-name="Courier New" fo:font-size="16pt" fo:font-style="italic" fo:font-weight="bold" style:font-name-asian="Courier New1" style:font-size-asian="16pt" style:font-style-asian="italic" style:font-weight-asian="bold" style:font-name-complex="Courier New1" style:font-size-complex="16pt" fo:background-color="#fffff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style:font-name="Courier New" fo:font-size="16pt" fo:font-style="italic" fo:font-weight="bold" style:font-name-asian="Courier New1" style:font-size-asian="16pt" style:font-style-asian="italic" style:font-weight-asian="bold" style:font-name-complex="Courier New1" style:font-size-complex="16pt" fo:background-color="#ffffff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><text:span text:style-name="T1">Лабораторна робота №2.</text:span><text:span text:style-name="T2"> </text:span></text:p>
      <text:p text:style-name="P7"/>
      <text:p text:style-name="P10"><text:span text:style-name="T2">Наївний байєсівський аналізатор в задачі класифікації тексту.</text:span></text:p>
      <text:p text:style-name="P1"/>
      <text:list xml:id="list3061197640" text:style-name="WWNum1">
        <text:list-item>
          <text:p text:style-name="P14"><text:span text:style-name="T2">В якості навчальної вибірки необхідно використати dataset з лабораторної роботи #1 (текстові повідомлення та електронні листи).</text:span></text:p>
        </text:list-item>
        <text:list-item>
          <text:p text:style-name="P14"><text:span text:style-name="T2">Реалізовати алгоритм наївного байєсовського класифікатора для <text:s/>задачі класифікації тексту.</text:span></text:p>
        </text:list-item>
        <text:list-item>
          <text:p text:style-name="P14"><text:span text:style-name="T4">Для програми розробленої для лабораторної роботи №1 додати:<text:tab/></text:span></text:p>
          <text:list>
            <text:list-item>
              <text:p text:style-name="P15"><text:span text:style-name="T4">поле для задання повідомлення та вибору навчальної вибірки, яке необхідно класифікувати;</text:span></text:p>
            </text:list-item>
            <text:list-item>
              <text:p text:style-name="P15"><text:span text:style-name="T4">можливість запустити аналізатор та вивести для користувача до якого класу відноситься повідомлення.</text:span></text:p>
            </text:list-item>
          </text:list>
        </text:list-item>
      </text:list>
      <text:p text:style-name="P1"/>
      <text:p text:style-name="P10"><text:span text:style-name="T2">Технології та мови програмування: рекомендована python, але може буде використана будь-яка.</text:span></text:p>
      <text:p text:style-name="P4"/>
      <text:p text:style-name="P9"><text:span text:style-name="T5">Теоретичний матеріал</text:span></text:p>
      <text:p text:style-name="P5"><text:span text:style-name="T4"><text:tab/>“Наївність” алгоритму полягає в тому, що ми припускаємо незалежність появи слів в повідомленнях. За теоремою Байеса:</text:span></text:p>
      <text:p text:style-name="P3"/>
      <text:p text:style-name="P9"><text:span text:style-name="T6">P(ham | bodyText) <text:s text:c="2"/>= (P(ham) * P(bodyText | ham)) / P(bodyText)</text:span></text:p>
      <text:p text:style-name="P9"><text:span text:style-name="T6">P(spam | bodyText) = (P(spam) * P(bodyText | spam)) / P(bodyText)</text:span></text:p>
      <text:p text:style-name="P11"/>
      <text:p text:style-name="P10"><text:span text:style-name="T4">Нам необхідно тільки порівняти P(ham | bodyText) та P(spam | bodyText), тому P(bodyText) - рахувати не потрібно.</text:span></text:p>
      <text:p text:style-name="P9"/>
      <text:p text:style-name="P9"><text:span text:style-name="T6">P(ham) = кількість повідомлень з категорії ham / загальна кількість повідомлень</text:span></text:p>
      <text:p text:style-name="P9"><text:span text:style-name="T6">P(spam) = кількість повідомлень з категорії spam / загальна кількість повідомлень</text:span></text:p>
      <text:p text:style-name="P9"/>
      <text:p text:style-name="P9"><text:span text:style-name="T4">Для повідомлення довжиною N:</text:span></text:p>
      <text:p text:style-name="P12"><text:soft-page-break/></text:p>
      <text:p text:style-name="P16"><text:span text:style-name="T6">bodyText = [word1, word2, …, wordN]</text:span></text:p>
      <text:p text:style-name="P16"><text:span text:style-name="T6">P(bodyText | ham) = P(word1 | ham) * P(word2 | ham) * …</text:span></text:p>
      <text:p text:style-name="P16"><text:span text:style-name="T6">P(bodyText | spam) = P(word1 |spam) * P(word2 | spam) * …</text:span></text:p>
      <text:p text:style-name="P16"><text:span text:style-name="T6">,де:</text:span></text:p>
      <text:p text:style-name="P17"/>
      <text:p text:style-name="P10"><text:span text:style-name="T6">P(word1 | spam) = кількість word1 в категорії spam / загальна кількість слів в spam.</text:span></text:p>
      <text:p text:style-name="P9"/>
      <text:p text:style-name="P10"><text:span text:style-name="T4">Згладжування Лапласа - якщо слова немає в навчальній вибірці, ми вважаємо, що слова зустрічається один раз, але нам треба також змінити вірогідності інших слів: </text:span></text:p>
      <text:p text:style-name="P9"/>
      <text:p text:style-name="P10"><text:span text:style-name="T6">P (word1 | spam) = (кількість word1 які належать категорії ham + 1) / (загальна кількість слів, які належать категорії ham +кількість слів, яких немає в навчальній вибірці)</text:span></text:p>
      <text:p text:style-name="P2"/>
      <text:p text:style-name="P10"><text:span text:style-name="T4">Всі обчислення можна привести до логарифмічної форми, щоб не працювати з маленькими числами з плаваючою точкою: </text:span><text:a xlink:type="simple" xlink:href="http://getpopfile.org/docs/faq:bayesandlogs" text:style-name="ListLabel_20_10" text:visited-style-name="ListLabel_20_10"><text:span text:style-name="T8">http://getpopfile.org/docs/faq:bayesandlogs</text:span></text:a></text:p>
      <text:p text:style-name="P13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281" meta:character-count="1938" meta:non-whitespace-character-count="1679"/>
    <meta:generator>LibreOfficeDev/6.0.5.2$Linux_X86_64 LibreOffice_project/</meta:generator>
  </office:meta>
</office:document-meta>
</file>